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be61"/>
    </style:style>
    <style:style style:name="P2" style:family="paragraph" style:parent-style-name="Standard">
      <style:text-properties officeooo:rsid="001abe61" officeooo:paragraph-rsid="001abe61"/>
    </style:style>
    <style:style style:name="P3" style:family="paragraph" style:parent-style-name="Standard">
      <style:text-properties officeooo:rsid="001abe61" officeooo:paragraph-rsid="001abe61"/>
    </style:style>
    <style:style style:name="P4" style:family="paragraph" style:parent-style-name="Standard">
      <style:text-properties officeooo:rsid="001b1d14" officeooo:paragraph-rsid="001b1d14"/>
    </style:style>
    <style:style style:name="P5" style:family="paragraph" style:parent-style-name="Standard">
      <style:text-properties officeooo:rsid="001cadbf" officeooo:paragraph-rsid="001cadbf"/>
    </style:style>
    <style:style style:name="P6" style:family="paragraph" style:parent-style-name="Standard">
      <style:text-properties officeooo:rsid="001dc31e" officeooo:paragraph-rsid="001dc31e"/>
    </style:style>
    <style:style style:name="T1" style:family="text">
      <style:text-properties officeooo:rsid="001f42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ro no upgrade das dependencias do app – verificar como dar fix.</text:p>
      <text:p text:style-name="P2">Emulador não está funcionando propriamente, e to sem cabo rpa testar namoral no celular</text:p>
      <text:p text:style-name="P2"/>
      <text:p text:style-name="P4">View no layout é basicamente qualquer objeto da tela (Ex. Botões, textbox, etc).</text:p>
      <text:p text:style-name="P4"/>
      <text:p text:style-name="P5">Guideline permite que as views sejam agrupads em uma linha: group é um grupo semântico deviews (não funciona como um flexbox nem como nada do gênero).</text:p>
      <text:p text:style-name="P5"/>
      <text:p text:style-name="P6">Align funciona como um grid. Era exatamente o que tu queria fazer só que posicionando objeto a objeto. Mais <text:span text:style-name="T1">uma</text:span> vez algo tipo flexbox salva o dia.</text:p>
      <text:p text:style-name="P6"/>
      <text:p text:style-name="P6">https://medium.com/@mikewellback/using-android-constraintlayout-like-a-pro-d8288348b63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5-15T00:52:58.262000000</dc:date>
    <meta:editing-duration>PT34M39S</meta:editing-duration>
    <meta:editing-cycles>5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6" meta:word-count="92" meta:character-count="615" meta:non-whitespace-character-count="528"/>
  </office:meta>
</office:document-meta>
</file>